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5362in"/>
    </style:style>
    <style:style style:name="co20" style:family="table-column">
      <style:table-column-properties fo:break-before="auto" style:column-width="4.4583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4.5028in"/>
    </style:style>
    <style:style style:name="co23" style:family="table-column">
      <style:table-column-properties fo:break-before="auto" style:column-width="0.9398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3.4839in"/>
    </style:style>
    <style:style style:name="co26" style:family="table-column">
      <style:table-column-properties fo:break-before="auto" style:column-width="4.7709in"/>
    </style:style>
    <style:style style:name="co27" style:family="table-column">
      <style:table-column-properties fo:break-before="auto" style:column-width="0.2752in"/>
    </style:style>
    <style:style style:name="co28" style:family="table-column">
      <style:table-column-properties fo:break-before="auto" style:column-width="4.572in"/>
    </style:style>
    <style:style style:name="co29" style:family="table-column">
      <style:table-column-properties fo:break-before="auto" style:column-width="5.2264in"/>
    </style:style>
    <style:style style:name="co30" style:family="table-column">
      <style:table-column-properties fo:break-before="auto" style:column-width="1.1055in"/>
    </style:style>
    <style:style style:name="co31" style:family="table-column">
      <style:table-column-properties fo:break-before="auto" style:column-width="1.6008in"/>
    </style:style>
    <style:style style:name="co32" style:family="table-column">
      <style:table-column-properties fo:break-before="auto" style:column-width="1.0217in"/>
    </style:style>
    <style:style style:name="co33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ff6d"/>
    </style:style>
    <style:style style:name="ta5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0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3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1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AMING GeForce RTX 3050 6GB LP</text:p>
          </table:table-cell>
          <table:table-cell table:style-name="ce216" office:value-type="float" office:value="3036000" calcext:value-type="float">
            <text:p>3,036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98" office:value-type="string" calcext:value-type="string">
            <text:p>Hose Genius Middle Tower</text:p>
          </table:table-cell>
          <table:table-cell table:style-name="ce218" office:value-type="float" office:value="500000" calcext:value-type="float">
            <text:p>5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0776702" calcext:value-type="float">
            <text:p>10,776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.D10]-[.D12]-[.D13]-[.D7]" office:value-type="float" office:value="5323802" calcext:value-type="float">
            <text:p>5,323,802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.D7]" office:value-type="float" office:value="7740702" calcext:value-type="float">
            <text:p>7,740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3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ASUS PRIME A320M-K </text:p>
          </table:table-cell>
          <table:table-cell table:style-name="ce215" office:value-type="float" office:value="815000" calcext:value-type="float">
            <text:p>81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Ryzen 5 5500</text:p>
          </table:table-cell>
          <table:table-cell table:style-name="ce215" office:value-type="float" office:value="1449000" calcext:value-type="float">
            <text:p>1,449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/>
          <table:table-cell table:style-name="ce216"/>
          <table:table-cell/>
          <table:table-cell table:style-name="ce226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5264000" calcext:value-type="float">
            <text:p>5,264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5264000" calcext:value-type="float">
            <text:p>5,264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X99</text:p>
          </table:table-cell>
          <table:table-cell table:style-name="ce215" office:value-type="float" office:value="900000" calcext:value-type="float">
            <text:p>9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Intel Xeon 2680 v4</text:p>
          </table:table-cell>
          <table:table-cell table:style-name="ce215" office:value-type="float" office:value="400000" calcext:value-type="float">
            <text:p>4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16380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16382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16382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2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60:.D67])-[.D66]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19" table:default-cell-style-name="ce118"/>
        <table:table-column table:style-name="co20" table:default-cell-style-name="ce118"/>
        <table:table-column table:style-name="co21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4">
        <table:table-column table:style-name="co1" table:default-cell-style-name="ce106"/>
        <table:table-column table:style-name="co24" table:default-cell-style-name="ce112"/>
        <table:table-column table:style-name="co25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0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6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3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oftware" table:style-name="ta5">
        <table:table-column table:style-name="co27" table:default-cell-style-name="ce177"/>
        <table:table-column table:style-name="co28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5">
          <table:table-cell/>
          <table:table-cell table:style-name="Default" table:number-columns-repeated="2"/>
          <table:table-cell table:number-columns-repeated="61"/>
        </table:table-row>
        <table:table-row table:style-name="ro5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58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5" table:number-rows-repeated="2">
          <table:table-cell table:number-columns-repeated="64"/>
        </table:table-row>
        <table:table-row table:style-name="ro5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5" table:number-rows-repeated="104854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29" table:default-cell-style-name="Default"/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5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6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5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0" table:default-cell-style-name="Default"/>
        <table:table-column table:style-name="co5" table:number-columns-repeated="5" table:default-cell-style-name="Default"/>
        <table:table-column table:style-name="co31" table:default-cell-style-name="Default"/>
        <table:table-column table:style-name="co32" table:default-cell-style-name="ce297"/>
        <table:table-column table:style-name="co5" table:default-cell-style-name="Default"/>
        <table:table-row table:style-name="ro5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5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5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5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5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5" table:number-rows-repeated="1048570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7">
          <table:table-cell table:style-name="ce298" office:value-type="string" calcext:value-type="string">
            <text:p>Best Case</text:p>
          </table:table-cell>
        </table:table-row>
        <table:table-row table:style-name="ro5">
          <table:table-cell office:value-type="string" calcext:value-type="string">
            <text:p>ABKONCORE BABYLON</text:p>
          </table:table-cell>
        </table:table-row>
        <table:table-row table:style-name="ro5">
          <table:table-cell office:value-type="string" calcext:value-type="string">
            <text:p>AEROCOOL TRINITY MINI V2 BLACK – mATX</text:p>
          </table:table-cell>
        </table:table-row>
        <table:table-row table:style-name="ro5">
          <table:table-cell office:value-type="string" calcext:value-type="string">
            <text:p>be quiet! Black Pure Base 500 FX BLACK - Side Tempered Glass</text:p>
          </table:table-cell>
        </table:table-row>
        <table:table-row table:style-name="ro5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3" table:default-cell-style-name="Default"/>
        <table:table-column table:style-name="co5" table:number-columns-repeated="2" table:default-cell-style-name="Default"/>
        <table:table-row table:style-name="ro5">
          <table:table-cell table:number-columns-repeated="3"/>
        </table:table-row>
        <table:table-row table:style-name="ro5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5">
          <table:table-cell table:number-columns-repeated="3"/>
        </table:table-row>
        <table:table-row table:style-name="ro8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5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9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4-06-28T02:49:39.314951123</dc:date>
    <meta:editing-duration>P18DT7H33M37S</meta:editing-duration>
    <meta:editing-cycles>937</meta:editing-cycles>
    <meta:generator>LibreOffice/24.2.4.2$FreeBSD_X86_64 LibreOffice_project/420$Build-2</meta:generator>
    <meta:document-statistic meta:table-count="16" meta:cell-count="1139" meta:object-count="0"/>
  </office:meta>
</office:document-meta>
</file>